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3" table:number-rows-spanned="1">
            <text:p>I2C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3">
            <text:p>I2C1</text:p>
          </table:table-cell>
          <table:table-cell office:value-type="string">
            <text:p>DATA</text:p>
          </table:table-cell>
          <table:table-cell office:value-type="string">
            <text:p>P6_0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LCK</text:p>
          </table:table-cell>
          <table:table-cell office:value-type="string">
            <text:p>P6_1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ENABLE</text:p>
          </table:table-cell>
          <table:table-cell office:value-type="string">
            <text:p>P6_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I2C2</text:p>
          </table:table-cell>
          <table:table-cell office:value-type="string">
            <text:p>DATA</text:p>
          </table:table-cell>
          <table:table-cell office:value-type="string">
            <text:p>P5_4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LCK</text:p>
          </table:table-cell>
          <table:table-cell office:value-type="string">
            <text:p>P5_5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ENABLE</text:p>
          </table:table-cell>
          <table:table-cell office:value-type="string">
            <text:p>P5_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1" table:number-rows-spanned="2">
            <text:p>I2C3</text:p>
          </table:table-cell>
          <table:table-cell office:value-type="string">
            <text:p>DATA</text:p>
          </table:table-cell>
          <table:table-cell office:value-type="string">
            <text:p>P12_5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LCK</text:p>
          </table:table-cell>
          <table:table-cell office:value-type="string">
            <text:p>P12_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V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LC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table:number-columns-spanned="3" table:number-rows-spanned="1">
            <text:p>Bluetoot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/>
          <table:table-cell office:value-type="string">
            <text:p>sbdbt</text:p>
          </table:table-cell>
          <table:table-cell office:value-type="string">
            <text:p>psoc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5">
            <text:p>uart1</text:p>
          </table:table-cell>
          <table:table-cell office:value-type="string">
            <text:p>TX</text:p>
          </table:table-cell>
          <table:table-cell office:value-type="string">
            <text:p>P6_5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RX</text:p>
          </table:table-cell>
          <table:table-cell office:value-type="string">
            <text:p>P6_6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RTS</text:p>
          </table:table-cell>
          <table:table-cell office:value-type="string">
            <text:p>P6_4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TS</text:p>
          </table:table-cell>
          <table:table-cell office:value-type="string">
            <text:p>P6_7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STO</text:p>
          </table:table-cell>
          <table:table-cell office:value-type="string">
            <text:p>P12_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>
            <text:p>CN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pin1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pin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pin3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pin4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>
            <text:p>CN3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pin1</text:p>
          </table:table-cell>
          <table:table-cell office:value-type="string">
            <text:p>GND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in2</text:p>
          </table:table-cell>
          <table:table-cell office:value-type="string">
            <text:p>5V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in3</text:p>
          </table:table-cell>
          <table:table-cell office:value-type="string">
            <text:p>3.3v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in4</text:p>
          </table:table-cell>
          <table:table-cell office:value-type="string">
            <text:p>nc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in5</text:p>
          </table:table-cell>
          <table:table-cell office:value-type="string">
            <text:p>RX</text:p>
          </table:table-cell>
          <table:table-cell office:value-type="string">
            <text:p>P2_0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pin6</text:p>
          </table:table-cell>
          <table:table-cell office:value-type="string">
            <text:p>TX</text:p>
          </table:table-cell>
          <table:table-cell office:value-type="string">
            <text:p>P2_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pin7</text:p>
          </table:table-cell>
          <table:table-cell/>
          <table:table-cell office:value-type="string">
            <text:p>P2_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pin8</text:p>
          </table:table-cell>
          <table:table-cell/>
          <table:table-cell office:value-type="string">
            <text:p>P2_3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2015/06/17</text:date>, <text:time>16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2H44M35S</meta:editing-duration>
    <meta:editing-cycles>6</meta:editing-cycles>
    <meta:generator>OpenOffice/4.1.1$Win32 OpenOffice.org_project/411m6$Build-9775</meta:generator>
    <dc:date>2015-06-17T16:32:46.53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